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__Outfit_62d168" svg:font-family="__Outfit_62d168" style:font-family-generic="roman"/>
    <style:font-face style:name="Calibri Light" svg:font-family="Calibri Light" style:font-family-generic="swiss" style:font-pitch="variable" svg:panose-1="2 15 3 2 2 2 4 3 2 4"/>
  </office:font-face-decls>
  <office:automatic-styles>
    <style:style style:name="P1" style:parent-style-name="dashboard_page_pagerangetitle__km7en" style:master-page-name="MP0" style:family="paragraph">
      <style:paragraph-properties fo:break-before="page" fo:background-color="#FFFFFF"/>
      <style:text-properties style:font-name="__Outfit_62d168" fo:font-weight="bold" style:font-weight-asian="bold" style:font-weight-complex="bold" fo:font-size="10.5pt" style:font-size-asian="10.5pt" style:font-size-complex="10.5pt"/>
    </style:style>
    <style:style style:name="P2" style:parent-style-name="NormalWeb" style:family="paragraph">
      <style:paragraph-properties fo:margin-top="0in" fo:background-color="#FFFFFF"/>
      <style:text-properties style:font-name="__Outfit_62d168" fo:font-size="10.5pt" style:font-size-asian="10.5pt" style:font-size-complex="10.5pt"/>
    </style:style>
    <style:style style:name="P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 style:parent-style-name="NormalWeb" style:family="paragraph">
      <style:paragraph-properties fo:margin-top="0in" fo:background-color="#FFFFFF"/>
      <style:text-properties style:font-name="__Outfit_62d168" fo:font-size="10.5pt" style:font-size-asian="10.5pt" style:font-size-complex="10.5pt"/>
    </style:style>
    <style:style style:name="P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 style:parent-style-name="NormalWeb" style:family="paragraph">
      <style:paragraph-properties fo:margin-top="0in" fo:background-color="#FFFFFF"/>
      <style:text-properties style:font-name="__Outfit_62d168" fo:font-size="10.5pt" style:font-size-asian="10.5pt" style:font-size-complex="10.5pt"/>
    </style:style>
    <style:style style:name="P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 style:parent-style-name="NormalWeb" style:family="paragraph">
      <style:paragraph-properties fo:margin-top="0in" fo:background-color="#FFFFFF"/>
      <style:text-properties style:font-name="__Outfit_62d168" fo:font-size="10.5pt" style:font-size-asian="10.5pt" style:font-size-complex="10.5pt"/>
    </style:style>
    <style:style style:name="P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10" style:parent-style-name="NormalWeb" style:family="paragraph">
      <style:paragraph-properties fo:margin-top="0in" fo:background-color="#FFFFFF"/>
      <style:text-properties style:font-name="__Outfit_62d168" fo:font-size="10.5pt" style:font-size-asian="10.5pt" style:font-size-complex="10.5pt"/>
    </style:style>
    <style:style style:name="P1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12" style:parent-style-name="NormalWeb" style:family="paragraph">
      <style:paragraph-properties fo:margin-top="0in" fo:background-color="#FFFFFF"/>
      <style:text-properties style:font-name="__Outfit_62d168" fo:font-size="10.5pt" style:font-size-asian="10.5pt" style:font-size-complex="10.5pt"/>
    </style:style>
    <style:style style:name="P1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14" style:parent-style-name="NormalWeb" style:family="paragraph">
      <style:paragraph-properties fo:margin-top="0in" fo:background-color="#FFFFFF"/>
      <style:text-properties style:font-name="__Outfit_62d168" fo:font-size="10.5pt" style:font-size-asian="10.5pt" style:font-size-complex="10.5pt"/>
    </style:style>
    <style:style style:name="P1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16" style:parent-style-name="NormalWeb" style:family="paragraph">
      <style:paragraph-properties fo:margin-top="0in" fo:background-color="#FFFFFF"/>
      <style:text-properties style:font-name="__Outfit_62d168" fo:font-size="10.5pt" style:font-size-asian="10.5pt" style:font-size-complex="10.5pt"/>
    </style:style>
    <style:style style:name="P1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18" style:parent-style-name="NormalWeb" style:family="paragraph">
      <style:paragraph-properties fo:margin-top="0in" fo:background-color="#FFFFFF"/>
      <style:text-properties style:font-name="__Outfit_62d168" fo:font-size="10.5pt" style:font-size-asian="10.5pt" style:font-size-complex="10.5pt"/>
    </style:style>
    <style:style style:name="P1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20" style:parent-style-name="NormalWeb" style:family="paragraph">
      <style:paragraph-properties fo:margin-top="0in" fo:background-color="#FFFFFF"/>
      <style:text-properties style:font-name="__Outfit_62d168" fo:font-size="10.5pt" style:font-size-asian="10.5pt" style:font-size-complex="10.5pt"/>
    </style:style>
    <style:style style:name="P2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22" style:parent-style-name="NormalWeb" style:family="paragraph">
      <style:paragraph-properties fo:margin-top="0in" fo:background-color="#FFFFFF"/>
      <style:text-properties style:font-name="__Outfit_62d168" fo:font-size="10.5pt" style:font-size-asian="10.5pt" style:font-size-complex="10.5pt"/>
    </style:style>
    <style:style style:name="P2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24" style:parent-style-name="NormalWeb" style:family="paragraph">
      <style:paragraph-properties fo:margin-top="0in" fo:background-color="#FFFFFF"/>
      <style:text-properties style:font-name="__Outfit_62d168" fo:font-size="10.5pt" style:font-size-asian="10.5pt" style:font-size-complex="10.5pt"/>
    </style:style>
    <style:style style:name="P2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26" style:parent-style-name="NormalWeb" style:family="paragraph">
      <style:paragraph-properties fo:margin-top="0in" fo:background-color="#FFFFFF"/>
      <style:text-properties style:font-name="__Outfit_62d168" fo:font-size="10.5pt" style:font-size-asian="10.5pt" style:font-size-complex="10.5pt"/>
    </style:style>
    <style:style style:name="P2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28" style:parent-style-name="NormalWeb" style:family="paragraph">
      <style:paragraph-properties fo:margin-top="0in" fo:background-color="#FFFFFF"/>
      <style:text-properties style:font-name="__Outfit_62d168" fo:font-size="10.5pt" style:font-size-asian="10.5pt" style:font-size-complex="10.5pt"/>
    </style:style>
    <style:style style:name="P2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30" style:parent-style-name="NormalWeb" style:family="paragraph">
      <style:paragraph-properties fo:margin-top="0in" fo:background-color="#FFFFFF"/>
      <style:text-properties style:font-name="__Outfit_62d168" fo:font-size="10.5pt" style:font-size-asian="10.5pt" style:font-size-complex="10.5pt"/>
    </style:style>
    <style:style style:name="P3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32" style:parent-style-name="NormalWeb" style:family="paragraph">
      <style:paragraph-properties fo:margin-top="0in" fo:background-color="#FFFFFF"/>
      <style:text-properties style:font-name="__Outfit_62d168" fo:font-size="10.5pt" style:font-size-asian="10.5pt" style:font-size-complex="10.5pt"/>
    </style:style>
    <style:style style:name="P3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34" style:parent-style-name="NormalWeb" style:family="paragraph">
      <style:paragraph-properties fo:margin-top="0in" fo:background-color="#FFFFFF"/>
      <style:text-properties style:font-name="__Outfit_62d168" fo:font-size="10.5pt" style:font-size-asian="10.5pt" style:font-size-complex="10.5pt"/>
    </style:style>
    <style:style style:name="P3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36" style:parent-style-name="NormalWeb" style:family="paragraph">
      <style:paragraph-properties fo:margin-top="0in" fo:background-color="#FFFFFF"/>
      <style:text-properties style:font-name="__Outfit_62d168" fo:font-size="10.5pt" style:font-size-asian="10.5pt" style:font-size-complex="10.5pt"/>
    </style:style>
    <style:style style:name="P3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38" style:parent-style-name="NormalWeb" style:family="paragraph">
      <style:paragraph-properties fo:margin-top="0in" fo:background-color="#FFFFFF"/>
      <style:text-properties style:font-name="__Outfit_62d168" fo:font-size="10.5pt" style:font-size-asian="10.5pt" style:font-size-complex="10.5pt"/>
    </style:style>
    <style:style style:name="P3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0" style:parent-style-name="NormalWeb" style:family="paragraph">
      <style:paragraph-properties fo:margin-top="0in" fo:background-color="#FFFFFF"/>
      <style:text-properties style:font-name="__Outfit_62d168" fo:font-size="10.5pt" style:font-size-asian="10.5pt" style:font-size-complex="10.5pt"/>
    </style:style>
    <style:style style:name="P4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2" style:parent-style-name="NormalWeb" style:family="paragraph">
      <style:paragraph-properties fo:margin-top="0in" fo:background-color="#FFFFFF"/>
      <style:text-properties style:font-name="__Outfit_62d168" fo:font-size="10.5pt" style:font-size-asian="10.5pt" style:font-size-complex="10.5pt"/>
    </style:style>
    <style:style style:name="P4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4" style:parent-style-name="NormalWeb" style:family="paragraph">
      <style:paragraph-properties fo:margin-top="0in" fo:background-color="#FFFFFF"/>
      <style:text-properties style:font-name="__Outfit_62d168" fo:font-size="10.5pt" style:font-size-asian="10.5pt" style:font-size-complex="10.5pt"/>
    </style:style>
    <style:style style:name="P4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6" style:parent-style-name="NormalWeb" style:family="paragraph">
      <style:paragraph-properties fo:margin-top="0in" fo:background-color="#FFFFFF"/>
      <style:text-properties style:font-name="__Outfit_62d168" fo:font-size="10.5pt" style:font-size-asian="10.5pt" style:font-size-complex="10.5pt"/>
    </style:style>
    <style:style style:name="P4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48" style:parent-style-name="NormalWeb" style:family="paragraph">
      <style:paragraph-properties fo:margin-top="0in" fo:background-color="#FFFFFF"/>
      <style:text-properties style:font-name="__Outfit_62d168" fo:font-size="10.5pt" style:font-size-asian="10.5pt" style:font-size-complex="10.5pt"/>
    </style:style>
    <style:style style:name="P4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50" style:parent-style-name="NormalWeb" style:family="paragraph">
      <style:paragraph-properties fo:margin-top="0in" fo:background-color="#FFFFFF"/>
      <style:text-properties style:font-name="__Outfit_62d168" fo:font-size="10.5pt" style:font-size-asian="10.5pt" style:font-size-complex="10.5pt"/>
    </style:style>
    <style:style style:name="P5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52" style:parent-style-name="NormalWeb" style:family="paragraph">
      <style:paragraph-properties fo:margin-top="0in" fo:background-color="#FFFFFF"/>
      <style:text-properties style:font-name="__Outfit_62d168" fo:font-size="10.5pt" style:font-size-asian="10.5pt" style:font-size-complex="10.5pt"/>
    </style:style>
    <style:style style:name="P5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54" style:parent-style-name="NormalWeb" style:family="paragraph">
      <style:paragraph-properties fo:margin-top="0in" fo:background-color="#FFFFFF"/>
      <style:text-properties style:font-name="__Outfit_62d168" fo:font-size="10.5pt" style:font-size-asian="10.5pt" style:font-size-complex="10.5pt"/>
    </style:style>
    <style:style style:name="P5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56" style:parent-style-name="NormalWeb" style:family="paragraph">
      <style:paragraph-properties fo:margin-top="0in" fo:background-color="#FFFFFF"/>
      <style:text-properties style:font-name="__Outfit_62d168" fo:font-size="10.5pt" style:font-size-asian="10.5pt" style:font-size-complex="10.5pt"/>
    </style:style>
    <style:style style:name="P5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58" style:parent-style-name="NormalWeb" style:family="paragraph">
      <style:paragraph-properties fo:margin-top="0in" fo:background-color="#FFFFFF"/>
      <style:text-properties style:font-name="__Outfit_62d168" fo:font-size="10.5pt" style:font-size-asian="10.5pt" style:font-size-complex="10.5pt"/>
    </style:style>
    <style:style style:name="P5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0" style:parent-style-name="NormalWeb" style:family="paragraph">
      <style:paragraph-properties fo:margin-top="0in" fo:background-color="#FFFFFF"/>
      <style:text-properties style:font-name="__Outfit_62d168" fo:font-size="10.5pt" style:font-size-asian="10.5pt" style:font-size-complex="10.5pt"/>
    </style:style>
    <style:style style:name="P6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2" style:parent-style-name="NormalWeb" style:family="paragraph">
      <style:paragraph-properties fo:margin-top="0in" fo:background-color="#FFFFFF"/>
      <style:text-properties style:font-name="__Outfit_62d168" fo:font-size="10.5pt" style:font-size-asian="10.5pt" style:font-size-complex="10.5pt"/>
    </style:style>
    <style:style style:name="P6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4" style:parent-style-name="NormalWeb" style:family="paragraph">
      <style:paragraph-properties fo:margin-top="0in" fo:background-color="#FFFFFF"/>
      <style:text-properties style:font-name="__Outfit_62d168" fo:font-size="10.5pt" style:font-size-asian="10.5pt" style:font-size-complex="10.5pt"/>
    </style:style>
    <style:style style:name="P6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6" style:parent-style-name="NormalWeb" style:family="paragraph">
      <style:paragraph-properties fo:margin-top="0in" fo:background-color="#FFFFFF"/>
      <style:text-properties style:font-name="__Outfit_62d168" fo:font-size="10.5pt" style:font-size-asian="10.5pt" style:font-size-complex="10.5pt"/>
    </style:style>
    <style:style style:name="P6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68" style:parent-style-name="NormalWeb" style:family="paragraph">
      <style:paragraph-properties fo:margin-top="0in" fo:background-color="#FFFFFF"/>
      <style:text-properties style:font-name="__Outfit_62d168" fo:font-size="10.5pt" style:font-size-asian="10.5pt" style:font-size-complex="10.5pt"/>
    </style:style>
    <style:style style:name="P6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70" style:parent-style-name="NormalWeb" style:family="paragraph">
      <style:paragraph-properties fo:margin-top="0in" fo:background-color="#FFFFFF"/>
      <style:text-properties style:font-name="__Outfit_62d168" fo:font-size="10.5pt" style:font-size-asian="10.5pt" style:font-size-complex="10.5pt"/>
    </style:style>
    <style:style style:name="P7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72" style:parent-style-name="NormalWeb" style:family="paragraph">
      <style:paragraph-properties fo:margin-top="0in" fo:background-color="#FFFFFF"/>
      <style:text-properties style:font-name="__Outfit_62d168" fo:font-size="10.5pt" style:font-size-asian="10.5pt" style:font-size-complex="10.5pt"/>
    </style:style>
    <style:style style:name="P7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74" style:parent-style-name="NormalWeb" style:family="paragraph">
      <style:paragraph-properties fo:margin-top="0in" fo:background-color="#FFFFFF"/>
      <style:text-properties style:font-name="__Outfit_62d168" fo:font-size="10.5pt" style:font-size-asian="10.5pt" style:font-size-complex="10.5pt"/>
    </style:style>
    <style:style style:name="P7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76" style:parent-style-name="NormalWeb" style:family="paragraph">
      <style:paragraph-properties fo:margin-top="0in" fo:background-color="#FFFFFF"/>
      <style:text-properties style:font-name="__Outfit_62d168" fo:font-size="10.5pt" style:font-size-asian="10.5pt" style:font-size-complex="10.5pt"/>
    </style:style>
    <style:style style:name="P7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78" style:parent-style-name="NormalWeb" style:family="paragraph">
      <style:paragraph-properties fo:margin-top="0in" fo:background-color="#FFFFFF"/>
      <style:text-properties style:font-name="__Outfit_62d168" fo:font-size="10.5pt" style:font-size-asian="10.5pt" style:font-size-complex="10.5pt"/>
    </style:style>
    <style:style style:name="P7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0" style:parent-style-name="NormalWeb" style:family="paragraph">
      <style:paragraph-properties fo:margin-top="0in" fo:background-color="#FFFFFF"/>
      <style:text-properties style:font-name="__Outfit_62d168" fo:font-size="10.5pt" style:font-size-asian="10.5pt" style:font-size-complex="10.5pt"/>
    </style:style>
    <style:style style:name="P81"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2" style:parent-style-name="NormalWeb" style:family="paragraph">
      <style:paragraph-properties fo:margin-top="0in" fo:background-color="#FFFFFF"/>
      <style:text-properties style:font-name="__Outfit_62d168" fo:font-size="10.5pt" style:font-size-asian="10.5pt" style:font-size-complex="10.5pt"/>
    </style:style>
    <style:style style:name="P83"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4" style:parent-style-name="NormalWeb" style:family="paragraph">
      <style:paragraph-properties fo:margin-top="0in" fo:background-color="#FFFFFF"/>
      <style:text-properties style:font-name="__Outfit_62d168" fo:font-size="10.5pt" style:font-size-asian="10.5pt" style:font-size-complex="10.5pt"/>
    </style:style>
    <style:style style:name="P85"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6" style:parent-style-name="NormalWeb" style:family="paragraph">
      <style:paragraph-properties fo:margin-top="0in" fo:background-color="#FFFFFF"/>
      <style:text-properties style:font-name="__Outfit_62d168" fo:font-size="10.5pt" style:font-size-asian="10.5pt" style:font-size-complex="10.5pt"/>
    </style:style>
    <style:style style:name="P87"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88" style:parent-style-name="NormalWeb" style:family="paragraph">
      <style:paragraph-properties fo:margin-top="0in" fo:background-color="#FFFFFF"/>
      <style:text-properties style:font-name="__Outfit_62d168" fo:font-size="10.5pt" style:font-size-asian="10.5pt" style:font-size-complex="10.5pt"/>
    </style:style>
    <style:style style:name="P89" style:parent-style-name="dashboard_page_pagerangetitle__km7en" style:family="paragraph">
      <style:paragraph-properties fo:background-color="#FFFFFF"/>
      <style:text-properties style:font-name="__Outfit_62d168" fo:font-weight="bold" style:font-weight-asian="bold" style:font-weight-complex="bold" fo:font-size="10.5pt" style:font-size-asian="10.5pt" style:font-size-complex="10.5pt"/>
    </style:style>
    <style:style style:name="P90" style:parent-style-name="NormalWeb" style:family="paragraph">
      <style:paragraph-properties fo:margin-top="0in" fo:background-color="#FFFFFF"/>
      <style:text-properties style:font-name="__Outfit_62d168" fo:font-size="10.5pt" style:font-size-asian="10.5pt" style:font-size-complex="10.5pt"/>
    </style:style>
  </office:automatic-styles>
  <office:body>
    <office:text text:use-soft-page-breaks="true">
      <text:p text:style-name="P1">Pages 1 to 4</text:p>
      <text:p text:style-name="P2">Die Bäume des Feldes werden ihre Früchte tragen und das Land wird seinen Ertrag geben. Sie werden auf ihrem Grund und Boden sicher sein. Wenn ich die Stangen ihres Jochs zerbreche und sie der Gewalt derer entreiße, von denen sie versklavt wurden, werden sie erkennen, dass ich der Herr bin. Dieser Text aus dem Buch Ezechiel, Kapitel 34, Vers 27, spricht von Frieden und Freiheit. Der Autor erzählt von seiner Geburt in einem kleinen Dorf in Kenia und beschreibt die fruchtbare Natur und den Reichtum des Landes. Er berichtet von den alten Traditionen und Riten, die mit der Geburt eines Kindes verbunden sind und die Verbundenheit mit dem Land symbolisieren. Er erwähnt jedoch auch den Einfluss der europäischen Missionare und die Ausbeutung der natürlichen Ressourcen durch Kaufleute und Beamte. Trotzdem betont der Autor die Bedeutung des Mount Kenya als heiligen Ort und Symbol für Frieden und Wohlstand. Er beklagt, dass viele dieser Traditionen und Mythen vergessen wurden und dass die afrikanische Kultur durch die Kolonialisierung und die Einführung europäischer Namen und Denkweisen beeinflusst wurde. Der Text zeigt den Wunsch nach Frieden, Respekt vor der Natur und der eigenen Kultur und den Kampf gegen Unterdrückung und Ausbeutung.</text:p>
      <text:p text:style-name="P3">Pages 4 to 6</text:p>
      <text:p text:style-name="P4">Die Aufteilung Afrikas unter den europäischen Ländern hatte verheerende Folgen für den Kontinent. Die verschiedenen Gemeinschaften wurden durcheinandergewürfelt und fühlten sich oft als Fremde in den neu gebildeten Staaten. Die Kolonialisierung führte zu Konflikten und Gewalt zwischen den verschiedenen Ethnien. Allerdings trugen interethnische Ehen dazu bei, Verbindungen zwischen den Gemeinschaften zu schaffen und Frieden zu fördern. Die Ankunft der europäischen Missionare führte zur Einführung des Christentums und zur Verbreitung von Bildung. Die Missionare boten medizinische Versorgung an und gründeten Schulen. Die Einheimischen waren fasziniert vom Lesen und Schreiben und erlernten beides mit Begeisterung. Vorher wurden Informationen hauptsächlich mündlich übermittelt, aber die Missionare brachten auch neue Kommunikationsmethoden wie das Lesen und Schreiben mit. Die Missionare dokumentierten auch die einheimische Kultur und bewahrten einige Objekte in europäischen Museen auf. Die europäischen Staaten ermutigten Menschen europäischer Herkunft, sich in den Kolonien niederzulassen, um ihren Einfluss zu festigen. Die Siedler erhielten Land im Hochland, während viele Einheimische vertrieben oder umgesiedelt wurden. Die einheimischen Gemeinschaften lebten schließlich in eigens ausgewiesenen Gebieten, während das Land unter den Neuankömmlingen aufgeteilt wurde. Trotz der Ankunft der Missionare und der britischen Verwaltung gab es weiterhin Nischen, in denen die alte Lebensweise fortbestand. Die Verbreitung des Christentums führte zur bevorzugten Behandlung christlicher Kenianer durch die britische Verwaltung. Diejenigen, die die neue Lebensweise annahmen, wurden als fortschrittlich angesehen, während diejenigen, die an den lokalen Bräuchen festhielten, als rückständig betrachtet wurden.</text:p>
      <text:p text:style-name="P5">Pages 6 to 8</text:p>
      <text:p text:style-name="P6">Der Text beschreibt den fundamentalen Wandel, den die europäischen Sitten bei den Kikuyu mit sich brachten. Alles, was an die lokale Kultur erinnerte, wurde über Bord geworfen. Neue Lebensmittel, Kleidung und Gerätschaften wurden eingeführt. Traditionelle Tänze und Feste wurden von den Missionaren abgelehnt. Der Autor erzählt von seiner Familie und wie sein Vater als Arbeiter auf einer weißen Farm arbeitete, während seine Mutter auf dem Land blieb. Die Trennung der Männer von ihren Familien hatte negative Folgen wie Prostitution und abwesende Väter. Die Familie des Autors konnte auf dem Farmland Lebensmittel anbauen, aber der Verkauf von überschüssigem Mais war nur über den Siedler möglich, der dafür nur einen geringen Preis zahlte. Die Familie erhielt als Lohn Maismehl und Milch.</text:p>
      <text:p text:style-name="P7">Pages 8 to 10</text:p>
      <text:p text:style-name="P8">Obwohl es den Menschen theoretisch freistand, jederzeit zu gehen, besaß der Vater des Autors auf Mr. Neylans Farm weitere Fähigkeiten wie Autofahren und Maschinenreparatur. Der Autor hat seine frühesten Erinnerungen an das Leben auf der Farm in Nakuru und half seiner Mutter auf dem Feld.<text:s/><text:soft-page-break/>Die Farm hatte Mais- und Weizenfelder, die wunderschön aussahen, und es wurden Nahrungspflanzen wie Weizen und Mais angebaut. Die Mutter des Autors arbeitete hart auf dem Feld und kümmerte sich um die Kinder. Die Familie lebte in einer großen Einfriedung mit mehreren Häusern und einem Zaun. Der Vater des Autors war polygam und hatte vier Ehefrauen. Jede Frau hatte ihr eigenes Haus mit verschiedenen Bereichen für die Familie. Die Häuser hatten weder Strom noch fließendes Wasser. Die Autorin erinnert sich auch daran, wie die Familie Schafe und Ziegen hielt und wie sie bei der Reinigung der Latrinen half. Obwohl der Wohnraum klein war, fühlte sich die Autorin nie beengt. In einer polygamen Heimstätte betrachtete man die Halbgeschwister als Teil der eigenen Gemeinschaft. In der traditionellen Kikuyu-Gesellschaft durfte ein Mann beliebig viele Frauen heiraten, aber er musste sich um all seine Kinder kümmern. Das polygame System hatte für Kinder Vorteile, da immer ein Erwachsener da war, der sich um sie kümmerte. In der Familie gab es Konflikte, aber die Autorin erfuhr erst später von Gewalt zwischen den Ehefrauen. Wenn es in der Familie ein Unglück gab, wurden Kinder oft davon abgeschirmt.</text:p>
      <text:p text:style-name="P9">Pages 10 to 13</text:p>
      <text:p text:style-name="P10">In dem Text geht es um die Erfahrungen des Autors mit Frieden und Demokratie. Der Autor reflektiert über seine Kindheit und wie er dank seiner Eltern in einer Umgebung ohne Angst und Unsicherheit aufwachsen konnte. Er erkennt, dass Eltern manchmal Dinge verbergen, um ihren Kindern eine sorglose Kindheit zu ermöglichen. Der Autor beschreibt auch seine Beziehung zu seinem Vater, der in seiner Kindheit eine distanzierte und formelle Figur war, aber im Laufe der Zeit offener und involvierter wurde. Der Autor betont die Bedeutung von Ritualen und Sicherheit in seiner Kindheit, insbesondere das abendliche Feuer am Tor des Hauses. Der Autor erinnert sich auch an ein prägendes Erlebnis mit seiner Mutter, das ihn dazu brachte, sein Verhalten zu reflektieren und das Richtige zu tun. Der Autor beschreibt auch die ethnische Vielfalt auf der Farm, auf der er aufgewachsen ist, und wie Vorurteile und Unterschiede zwischen verschiedenen Volksgruppen genutzt wurden, um Spannungen zu schüren. Der Autor betont, dass Hautfarbe für ihn und seine Familie kein Thema war, aber dass sie sich der Unterschiede im Alltag und den Vorrechten der weißen Siedler bewusst waren. Der Autor reflektiert auch über das Altern und den Tod und wie sich seine Wahrnehmung des Lebens im Laufe der Zeit verändert hat. Schließlich beschreibt der Autor seine Beobachtungen der Siedler und ihre Beziehung zu ihnen.</text:p>
      <text:p text:style-name="P11">Pages 13 to 15</text:p>
      <text:p text:style-name="P12">In diesem Text geht es um die Beziehungen zwischen verschiedenen Familien und Menschen in Kenia, insbesondere um die Freundschaft zwischen dem Vater des Autors und Mr. Neylan, einem britischen Farmer. Trotz der Unterschiede in ihrem sozialen Status entwickelt sich eine enge Freundschaft zwischen den beiden Männern. Nachdem Kenia unabhängig wurde, schenkt Mr. Neylan dem Vater des Autors einen Teil seiner Farm, was für ihn von großer Bedeutung ist. Der Autor beschreibt auch seine Besuche in der Stadt Nakuru und die Unterschiede zwischen den verschiedenen Bevölkerungsgruppen, die dort leben. Außerdem erwähnt er die Auswirkungen der britischen Kolonialherrschaft auf die Ernährungsgewohnheiten und die Einführung neuer Lebensmittel. Der Text endet mit der Enthüllung eines Familiengeheimnisses: Der Bruder des Autors wurde während des Ersten Weltkriegs zwangsrekrutiert und kehrte nie zurück.</text:p>
      <text:p text:style-name="P13">Pages 15 to 17</text:p>
      <text:p text:style-name="P14">Am Nachmittag besucht der Nachbar den Großvater und erzählt ihm betrunken, dass er gesehen hat, wie sein Sohn erschossen wurde. Die Großmutter weint ihr Leben lang um ihren Sohn und macht dem Großvater Vorwürfe. Die Mutter erzählt dem Erzähler erst später, dass seine Geschwister ihre Kinder nach seinem Vater benannt haben. Die Großmutter verbietet jedoch, dass einer ihrer Enkel nach ihrem Sohn benannt wird. Die Großeltern haben nie offiziell vom Tod ihres Sohnes erfahren und keine Entschädigung erhalten. Der Erzähler möchte dem britischen Staat sagen, dass sein Onkel im Krieg gestorben ist und niemand den Großeltern gesagt hat, was mit ihrem Sohn passiert ist. Ende 1947 wird der Erzähler von seinem Vater nach Nyeri geschickt, um auf seine kleine Schwester aufzupassen. Die Reise nach Nyeri ist lang und abenteuerlich. Die Landschaft in Nyeri ist grün und<text:s/><text:soft-page-break/>fruchtbar im Gegensatz zu Nakuru. Der Erzähler und seine Familie werden herzlich von seinem Großvater in Empfang genommen.</text:p>
      <text:p text:style-name="P15">Pages 17 to 20</text:p>
      <text:p text:style-name="P16">Sie erklärte mir, dass Frieden und Demokratie wichtige Werte sind, die es zu schützen und zu fördern gilt. Sie ermutigte mich, meinen Teil dazu beizutragen, indem ich mich für Gerechtigkeit und Freiheit einsetze. Diese Lehren haben mich geprägt und ich trage sie bis heute in meinem Herzen.</text:p>
      <text:p text:style-name="P17">Pages 20 to 22</text:p>
      <text:p text:style-name="P18">In dem Text geht es um das Leben der Autorin Wangari Maathai in Kenia und wie sie aufwuchs. Es wird beschrieben, wie die Menschen im zentralen Hochland gesund und hart arbeiteten. Es war üblich, dass ältere Menschen ihren Nachlass bestimmten und man glaubte, dass die Verstorbenen in die Geisterwelt ihrer Ahnen eingingen. Die Autorin wuchs in einer Familie auf, die selbst angebautes Gemüse und Pyrethrum anbaute. Es wird erwähnt, dass die Kolonialverwaltung Teile des Aberdare Forests roden ließ und kommerzielle Plantagen von nichteinheimischen Bäumen anlegte, was negative Auswirkungen auf das Ökosystem hatte. Die Autorin erzählt auch, wie sie ihre Schulbildung begann und wie ihr Cousin ihr zeigte, wie man schreibt.</text:p>
      <text:p text:style-name="P19">Pages 22 to 24</text:p>
      <text:p text:style-name="P20">Dort ging ich hin, um Wasser zu holen. Das Wasser war klar und kühl, und es machte Spaß, barfuß durch den Fluss zu laufen. Manchmal sah ich kleine Fische im Wasser schwimmen. Eines Tages entdeckte ich einen kleinen Frosch am Ufer. Er war grün und hatte große Augen. Ich beugte mich hinunter, um ihn anzuschauen, aber er hüpfte schnell weg. Ich versuchte, ihn zu fangen, aber er war zu schnell für mich. Ich fand es faszinierend, wie er sich so schnell bewegen konnte. Das war ein weiteres Wunder für mich. In diesen Momenten fühlte ich mich glücklich und friedlich. Die Natur um mich herum brachte mir Ruhe und Freude. Ich spürte eine Verbindung zu allem Lebendigen und fühlte mich eins mit der Welt. Diese Erfahrungen prägten meine Vorstellung von Frieden und Demokratie. Frieden bedeutet für mich, im Einklang mit der Natur und allen Lebewesen zu leben. Es bedeutet, dass wir uns gegenseitig respektieren und achten. Demokratie bedeutet für mich, dass jeder eine Stimme hat und dass Entscheidungen gemeinsam getroffen werden. In meiner Schulzeit habe ich gelernt, dass Bildung der Schlüssel ist, um Frieden und Demokratie zu fördern. Die Lehrer haben uns gelehrt, dass Wissen und Verständnis die Grundlagen für eine gerechte und friedliche Gesellschaft sind. Sie haben uns gezeigt, wie wichtig es ist, unsere Stimme zu nutzen und für unsere Rechte einzutreten. Sie haben uns gelehrt, dass wir alle gleich sind und dass wir alle das Recht auf ein glückliches und erfülltes Leben haben. Diese Werte haben mich geprägt und begleiten mich bis heute. Ich glaube fest daran, dass Frieden und Demokratie nur erreicht werden können, wenn wir uns gegenseitig respektieren, aufeinander hören und gemeinsam Lösungen finden.</text:p>
      <text:p text:style-name="P21">Pages 24 to 26</text:p>
      <text:p text:style-name="P22">In dem Text geht es um die enge Beziehung des Autors zur Natur und zur Erde. Der Autor beschreibt einen Bach namens Kanungu, der frisches und klares Wasser hatte. In seiner Kindheit ging er oft zu diesem Bach, um das Wasser zu trinken und die Natur um ihn herum zu genießen. Der Bach war von Pfeilwurz umgeben, und entlang des Bachs wuchsen Bananenstauden und Zuckerrohr. Der Autor erinnert sich auch an die Froscheier, die er unter den Pfeilwurzpflanzen fand und versuchte, als Halsketten zu tragen. Später sah er, wie sich die Eier in Kaulquappen und schließlich in Frösche verwandelten. Der Autor erkennt die Verbindung zwischen dem Wasser des Baches und dem Wurzelsystem des Feigenbaums, das das Wasser aus dem Boden zieht. Diese Verbindung schützt den Bach und trägt zur Bewahrung der biologischen Vielfalt bei. Der Autor beschreibt auch seine Arbeit auf den Feldern und die enge Beziehung zur Erde. Er erinnert sich daran, wie er in der Abenddämmerung auf dem Feld arbeitete und die Schönheit der Natur um ihn herum wertschätzte. Der Autor betont auch die Wichtigkeit des Schutzes der Erde und der Flüsse vor Verschmutzung und Erosion. Schließlich erzählt der Autor von einem Vorfall, bei dem er eine große Menge Bohnen nach<text:s/><text:soft-page-break/>Hause tragen musste und dabei erschöpft wurde. Dieser Vorfall zeigt ihm, dass er in der Lage ist, große Aufgaben zu bewältigen, wenn er sich nur genug anstrengt.</text:p>
      <text:p text:style-name="P23">Pages 26 to 29</text:p>
      <text:p text:style-name="P24">Die Kikuyu-Kultur hat eine starke Tradition des Geschichtenerzählens, die dazu dient, Kinder zu unterhalten, zu belehren und ihre Kreativität zu fördern. Die Geschichten werden oft am Ende eines Tages erzählt, während das Essen zubereitet wird. Die Geschichten haben oft Tiere mit menschlichen Eigenschaften als Hauptfiguren, wie den Drachen irimũ. Diese Geschichten beeindruckten den Autor als Kind sehr und prägten seine Identität. In der Schule las er jedoch Märchen aus Büchern, die von Weißen erzählt wurden und ihm nicht so viel bedeuteten wie die Geschichten seiner Kultur. Das Geschichtenerzählen war in der Kikuyu-Kultur Frauensache, und die Tante des Autors war eine wunderbare Erzählerin. Die Geschichten hatten oft eine moralische Botschaft und wurden je nach Kochzeit des Essens angepasst. Das Erzählen und Hören von Geschichten war eine wichtige Kindheitserfahrung für den Autor und prägte seine Sicht auf die Welt. Später erfuhr er, dass er auf eine Internatsschule gehen würde, was sein Leben verändern würde. Er war sowohl glücklich als auch traurig über diese Entscheidung, da er seine Familie und seine Umgebung vermissen würde.</text:p>
      <text:p text:style-name="P25">Pages 29 to 31</text:p>
      <text:p text:style-name="P26">In dem Text geht es um das Erlebnis der Autorin in einer katholischen Internatsschule namens St. Cecilia's. Obwohl ihre Familie Bedenken hatte, dass sie zum Katholizismus übertritt, entschieden sie sich dennoch dafür, dass sie dort zur Schule geht. Die Autorin beschreibt ihre Reise zur Schule, das Leben im Internat und den Schulalltag. Sie erzählt von den strengen Regeln und dem disziplinierten Unterricht, aber auch von den Freundschaften, die sie dort schließt. Obwohl das Leben im Internat spartanisch ist, fühlt sie sich wohl und hat Spaß am Lernen. Sie beschreibt auch die Unterstützung ihrer Familie, insbesondere ihres Bruders, der regelmäßig zu Besuch kommt. Trotz des Heimwehs findet sie in der Schule eine neue Familie und schließt lebenslange Freundschaften.</text:p>
      <text:p text:style-name="P27">Pages 31 to 33</text:p>
      <text:p text:style-name="P28">Die Passage beschreibt die Erfahrungen der Autorin in einer katholischen Mädchenschule in Kenia, insbesondere ihre Begegnungen mit den Nonnen, die dort arbeiten. Die Autorin bewundert die Hingabe und Opferbereitschaft der Nonnen, die auf eine Familie und ein behagliches Leben verzichtet haben, um Gott zu dienen und fremden Menschen zu helfen. Sie beschreibt auch ihre Beziehung zu den Schwestern, insbesondere zu Schwester Christiana, die eine kräftige Nonne aus Südafrika ist. Die Nonnen achten sehr darauf, dass die Schülerinnen Englisch sprechen, und bestrafen diejenigen, die ihre Muttersprache verwenden. Die Autorin reflektiert über die Bedeutung von Muttersprachen und wie ihre Verwendung herabgewürdigt wird. Sie beschreibt auch ihr Engagement im christlichen Verein Legion Mariens und ihre Entscheidung, zum katholischen Glauben überzutreten. Die Passage endet mit einer Erwähnung der Mau-Mau-Revolte gegen die britische Herrschaft in den 1950er Jahren und den historischen Hintergründen dieser Bewegung.</text:p>
      <text:p text:style-name="P29">Pages 33 to 36</text:p>
      <text:p text:style-name="P30">Die Kikuyu waren entsetzt über die Demütigung und den Tod von Waiyaki, da in ihrer Kultur jeder das Recht auf einen Platz zum Leben und eine Zuflucht hatte. Es schockierte sie zutiefst, dass die Briten, die das Land nutzen durften und einen Eid auf die Art der Nutzung geleistet hatten, sich das Land kurzerhand aneigneten. Die Aneignung und Umverteilung von Land war während der britischen Herrschaft gängige Praxis. In den ersten Jahrzehnten des 20. Jahrhunderts widersetzten sich alle Ethnien Kenias der Kolonisierung, viele verloren bei diesen Kämpfen ihr Leben. Die Briten führten ein Identifikationssystem ein, genannt kipande, und erhöhten die Steuern. Nachdem die Kolonialverwaltung einen friedlichen Protest gewaltsam beendet hatte, wurden in Kenia alle afrikanischen Vereinigungen und Zeitungen entweder verboten oder stark beschnitten. Die Mau-Mau-Bewegung entstand aus entlassenen Soldaten, die im Zweiten Weltkrieg für die Briten gekämpft hatten. Sie kämpften für bessere Lebensbedingungen und die Unabhängigkeit Kenias. Während des<text:s/><text:soft-page-break/>Mau-Mau-Aufstands gab es Gewalt und Gräueltaten auf beiden Seiten, und viele Menschen waren davon betroffen. In der Familie der Erzählerin gab es unterschiedliche Ansichten über den Konflikt, was zu Spannungen führte. Die Geschichte zeigt die Auswirkungen des Konflikts auf das tägliche Leben und die persönlichen Erfahrungen der Menschen.</text:p>
      <text:p text:style-name="P31">Pages 36 to 38</text:p>
      <text:p text:style-name="P32">Eine Frau erzählt von ihrer Erfahrung während des Mau-Mau-Aufstands in Kenia. Sie beschreibt, wie ihre Mutter von einem verärgerten Familienmitglied angegriffen wurde und wie viele Familien in dieser Zeit traumatische Erfahrungen machten. Der britische Gouverneur verhaftete Jomo Kenyatta und rief den Ausnahmezustand aus, was zu scharfen Gegenmaßnahmen und der Internierung von fast einer Million Afrikanern führte. Die Gefangenen wurden zur Zwangsarbeit verurteilt und in Straflagern und "Notstandsdörfern" untergebracht, in denen Hunger und Krankheiten herrschten. Die Autorin selbst wurde einmal festgenommen und in ein Straflager gebracht, wo sie schreckliche Bedingungen vorfand. Sie beschreibt auch die gesellschaftlichen Kosten des Konflikts und die Traumata, die bis heute nicht behandelt werden. Trotzdem glaubt sie an das Gute in den Menschen und betont die Bedeutung von Vertrauen und einer positiven Einstellung, um Veränderungen herbeizuführen. Sie erzählt auch von ihrer Ausbildung in einer katholischen Schule und ihrer Beziehung zu ihren Lehrern.</text:p>
      <text:p text:style-name="P33">Pages 38 to 40</text:p>
      <text:p text:style-name="P34">Ich schlafwandelte eher, als dass ich ausschritt, und bat Murango, aufzupassen, dass ich nicht mit anderen Leuten zusammenstieß. Manchmal schloss ich beim Gehen die Augen und sagte ihm, dass er aufpassen solle, dass ich nicht in den Busch laufe. Wir erreichten schließlich die Nakuru Catholic Church, die heute Christ the King heißt. Dort traf ich einen irischen Priester, der mich nach der Messe auf eine Tasse Tee einlud. Ich war ihm sehr dankbar, da ich vor der heiligen Kommunion nichts essen durfte. Diese Tasse Tee hatte weitreichende Folgen. Ich überzeugte den Priester, dass die Kinder der Einheimischen, die auf den weißen Farmen in der Umgebung von Nakuru arbeiteten, eine Schule brauchten. Die Kinder meiner Familie und viele andere Squatter-Kinder gingen nicht zur Schule, einfach weil es in der Gegend keine gab. Der Priester sprach mit Mr. Neylan, der ebenfalls katholisch war und auf der Farm arbeitete. Als Mr. Neylan seine Farm verkaufte, schenkte er der Kirche Land, um dort eine katholische Schule zu errichten. Später erinnerten mich Freunde daran, welche Folgen meine Tasse Tee mit dem Priester hatte. Schulische Bildung eröffnet einem jungen Menschen viele Möglichkeiten. In Kenia war ein High-School- oder College-Abschluss eine Garantie, der Armut der Subsistenzwirtschaft oder des Feldfruchtanbaus zu entkommen. Auch ich entkam diesem Schicksal, aber ich habe nie meine Verbindung zum Land verloren. Während meiner Jahre im Internat sah ich meine Mutter nur in den Schulferien. Trotzdem entstand nie eine Kluft zwischen uns. Als ich nach Hause kam und feststellte, dass die Lehmmauern neu verputzt werden mussten, half ich meiner Mutter, indem ich Dung aus dem Kuhstall holte und das Haus damit verputzte. In den Augen der Menschen in Ihithe war ich hochgebildet, eines der wenigen Mädchen in der Gegend, die zur High School gingen. Die Leute sagten mir nie direkt, dass sie sich freuten, weil ich gebildet war und trotzdem meiner Mutter half. Später sagten sie zu mir, dass sie sich durch mein Beispiel ermutigt fühlten, eifrig zu lernen. Ich wollte nicht Lehrerin oder Krankenschwester werden, sondern weiterstudieren. Ich wollte an die Makerere University in Uganda gehen. Als ich von der Möglichkeit hörte, in den USA zu studieren, zögerte ich keine Sekunde. Dank des Bischofs und der Nonnen wurde ich für den Kennedy Airlift ausgewählt und besuchte das Mount St. Scholastica College in Kansas. Es war eine große Ehre und ein Privileg, dass mir diese Chance geboten wurde. Meine Eltern unterstützten mich und freuten sich. Die Nachricht von meinem Studium im Ausland war ungewöhnlich, vor allem in meinem Heimatdorf, wo schulische Bildung für Mädchen zum Teil noch immer als überflüssig galt. Als ich mit zwanzig Jahren zum ersten Mal in ein Flugzeug stieg, war ich aufgeregt. Alles, was ich in den nächsten Tagen sah und tat, war eine Premiere für mich.</text:p>
      <text:p text:style-name="P35">Pages 40 to 43</text:p>
      <text:p text:style-name="P36">Libyen, Luxemburg, Reykjavík, Neufundland und schließlich New York - auf dieser Reise erlebt der Erzähler verschiedene Orte und Kulturen. Die Weite der Sahara beeindruckt ihn besonders, genauso<text:s/><text:soft-page-break/>wie die lebendige Erfahrung des Erdkundeunterrichts durch die besuchten Orte. In New York angekommen, fühlt er sich wie bei einer Mondlandung und ist beeindruckt von den Wolkenkratzern und den Aufzügen. Die Begegnung mit schwarzen Amerikanern überrascht ihn, da er bisher nur drei Arten von Menschen kannte. Die Reise führt ihn weiter in den Mittleren Westen, wo er erstaunt über den Maisanbau ist. In einem Café erlebt er zum ersten Mal Rassendiskriminierung und ist empört. Schließlich gelangt er nach Atchison, wo er herzlich am Mount St. Scholastica empfangen wird. Die Studentinnen machen ihm das Gefühl, willkommen zu sein.</text:p>
      <text:p text:style-name="P37">Pages 43 to 45</text:p>
      <text:p text:style-name="P38">Die Entscheidung zwischen Kennedy und Nixon wurde erwartet. Die Autorin und ihre Kommilitoninnen wurden im Rahmen des Kennedy Airlifts nach Amerika geschickt und wurden angenommen, dass sie Senator Kennedy unterstützten. Die Aufregung wurde durch die Tatsache, dass er Katholik war, noch verstärkt. Die örtlichen Demokraten forderten sie auf, sich am Wahlkampf zu beteiligen und bei Wahlveranstaltungen für Kennedy zu sprechen. Das College war eine großartige Einführung in die Campus-Sitten und die Autorin fühlte sich in der College-Gemeinschaft zuhause. Sie hatte freundliche Schwestern, die zu ihren akademischen und persönlichen Mentorinnen und Freundinnen wurden. Das akademische Niveau am Mount St. Scholastica unterschied sich stark von dem in Kenia. Die Autorin schaffte es mehrmals auf die Dean's List und machte Biologie zum Hauptfach. Sie war beeindruckt von der Freiheit und Liberalität in Amerika, fühlte sich aber auch verstört, da ihre Erziehung sehr viktorianisch war. Sie begann ihren Glauben zu hinterfragen und war verwirrt über die Veränderungen in der katholischen Kirche. Die Landschaft und das Wetter in Kansas waren für sie ungewohnt, aber sie genoss die verschiedenen Jahreszeiten und den Schnee. Der Wind, der durch die kahlen Bäume weht, war ein unvergesslicher Eindruck für sie.</text:p>
      <text:p text:style-name="P39">Pages 45 to 47</text:p>
      <text:p text:style-name="P40">Die Autorin beschreibt ihre Erfahrungen als ausländische Studentin in den USA, insbesondere in Kansas. Sie erzählt von ihrem ersten Eindruck von Kansas und wie sie sich an das Geräusch von Geigen erinnert fühlte. Sie beschreibt auch ihre Begeisterung für den Frühling und die Veränderungen in der Natur. Sie erzählt von den heißen und feuchten Sommern in Kansas und wie sie sich nach dem kühleren Klima in Kenia sehnte. Sie beschreibt ihre Freundschaften mit anderen Studentinnen am Mount, insbesondere mit Florence und Mary Paul. Sie erzählt auch von ihren Erfahrungen mit Rassismus und Diskriminierung in den USA und wie sie versuchte, die amerikanische Gesellschaft zu verstehen. Sie beschreibt auch ihre Besuche in den Wohngebieten der Schwarzen in Atchison und die Unterschiede in der amerikanischen Gesellschaft.</text:p>
      <text:p text:style-name="P41">Pages 47 to 49</text:p>
      <text:p text:style-name="P42">Außerdem musste ich erst lernen, zu tanzen, da es uns in Kenia verboten war. Allerdings haben wir kaum getanzt, sondern saßen herum, tranken Soda und unterhielten uns mit den Jungen. Einige von ihnen waren schon mehrere Jahre in Amerika und hielten uns für unerfahren und konservativ. Sie kritisierten uns offen und meinten, wir sollten uns verändern und uns junge Amerikanerinnen zum Vorbild nehmen. Vor allem störte sie unser krauses Haar, das wir ihrer Meinung nach unbedingt mit der Lockenbürste bearbeiten sollten. Eigentlich hatten wir es nicht eilig, kenianische Amerikanerinnen zu werden, aber dann mussten die Jungs doch nicht lange warten. Schon im dritten Studienjahr machten wir eine gute Figur beim Twist, beim Rock 'n' Roll und bei allem, was sonst noch angesagt war, und ließen sogar die Lockenbürste an unser Haar. Als wir das Diplom machten, waren wir völlig amerikanisiert. Das ist die Verlockung Amerikas. Was sie bei mir in Kansas bewirkte, bewirkt sie noch heute bei jeder neuen Generation rund um die Welt. Für die Dauer der Sommerferien besorgten die Nonnen uns Jobs in Kansas City, damit wir neben dem Studium auch praktische Erfahrungen sammeln konnten. Einmal fand Schwester John Marie für mich eine Stelle in einem histologischen Labor am St. Joseph's Hospital. Wir zogen also in die Großstadt in ein von Benediktinerinnen geführtes Heim, in dem Studentinnen aus vielen Ländern wohnten - aus Mexiko, den Philippinnen, Indien, Puerto Rico. Wie Agatha, Mary Paul und ich arbeiteten sie tagsüber und abends trafen wir uns und bildeten eine großartige internationale Gemeinschaft. Meine Aufgabe im Krankenhaus bestand darin, dem Labortechniker zu helfen, Gewebeproben für die mikroskopische<text:s/><text:soft-page-break/>Untersuchung vorzubereiten. Danach konnten die Ärzte und andere Fachleute bestimmen, woran ein Patient wirklich litt. Die Fähigkeiten, die ich mir dort aneignete, waren mir bei meiner akademischen Karriere in Kenia später außerordentlich nützlich. Der Techniker war ein Afroamerikaner, der sehr freundlich, aber auch sarkastisch sein konnte. Er hielt mich für hoffnungslos naiv, was Amerika und die Afroamerikaner betraf, und kam offenbar zu dem Schluss, dass mein Bewusstsein dringend der Erweiterung bedurfte. Deshalb legte er mir nahe, sonntags einmal einem Gebetskreis der Nation of Islam beizuwohnen, der damals vom Honorable Elijah Muhammad veranstaltet wurde. Agatha und ich gingen gemeinsam dorthin und fanden uns in einer großen Gruppe von Männern und Frauen wieder; die Frauen trugen lange weiße Gewänder und ein ebenso weißes Tuch um den Kopf. Im Lauf der Versammlung sagten die Redner vieles, was allem widersprach, was ich im Religionsunterricht in Kenia gelernt hatte. So sagten sie, Jesus sei ein Schwarzer gewesen und kein blauäugiger Blonder, er habe an der Universität von Alexandria in Ägypten studiert und einen Großteil seiner Jugend in Afrika verbracht. In meinen Augen war das nicht nur falsch, sondern auch blasphemisch. Noch nie hatte ich ein derartiges Sakrileg gehört! Ich war so schockiert, dass ich glaubte, bereits das Zuhören müsse eine Sünde sein. Und so verließ ich den Saal, marschierte zur nächsten Telefonzelle und rief den Priester in unserem Wohnheim an. "Pater", gestand ich. "Sie werden nie erraten, wo ich gerade bin, und ich weiß gar nicht, ob ich überhaupt hier sein dürfte. Ich bin bei einer Versammlung der Nation of Islam, und Sie sollten mal hören, was die über Jesus sagen!" Der Priester lachte, vielleicht, um mich zu beruhigen. "Was machen Sie denn da?", fragte er. "Ich weiß, als Katholikin sollte ich mir das gar nicht anhören", erklärte ich, "aber jetzt bin ich nun einmal hier und weiß nicht, was ich tun soll. Soll ich bleiben und versuchen, mit ihnen zu reden, oder soll ich gehen? Irgendjemand muss ihnen doch sagen, dass sie lauter falsche Sachen über Jesus erzählen." Zu meiner Überraschung riet der Priester mir zu bleiben. "Hören Sie doch einfach zu, was die Leute zu sagen haben. Sie brauchen es ja nicht zu glauben, aber es ist gut, wenn Sie so etwas einmal hören. Ich bin gespannt, was Sie erzählen, wenn Sie ins Wohnheim zurückkommen." Jetzt hatte ich also nicht nur die Genehmigung zuzuhören, sondern sogar den Auftrag, meine Meinung kundzutun. Also blieben wir. Die Redner sagten weiterhin vieles, was in meinen Ohren widersprüchlich und unglaubwürdig klang. Bis dahin war mir beigebracht worden, dass ein Gläubiger den Glauben nicht anzweifelt, auch dann nicht, wenn er ihm sinnlos erscheint. Man glaubt einfach, das Verstehen kommt später. Aber da standen Leute, die mich nicht belehrten,</text:p>
      <text:p text:style-name="P43">Pages 49 to 52</text:p>
      <text:p text:style-name="P44">Ziel zu. Diese Eigenschaften haben mich beeindruckt und inspiriert. Amerika hat mich gelehrt, dass Frieden und Demokratie nicht selbstverständlich sind, sondern immer wieder verteidigt und weiterentwickelt werden müssen. Der Tod von Präsident Kennedy hat mich tief bewegt und mir gezeigt, wie wichtig starke Führungspersönlichkeiten für den Frieden und die Demokratie sind. Ich habe meine Trauer über seinen Verlust ausgedrückt und mich glücklich geschätzt, später enge Beziehungen zur Familie Kennedy aufbauen zu können. Meine Zeit in den USA hat meine Fähigkeiten des Zuhörens, kritischen Denkens und Fragens weiterentwickelt und mich auf meine akademische Ausbildung vorbereitet. Ich habe an der University of Pittsburgh meinen Bachelor in Naturwissenschaften gemacht und mich dann für ein Master-Studium in Biologie beworben. Ich habe über die Entwicklung der Zirbeldrüse bei Japanwachteln geforscht und dabei wichtige Kenntnisse in Embryologie und Mikroskopie erworben. Während meines Studiums habe ich auch die Auswirkungen der Umweltverschmutzung in Pittsburgh miterlebt und die Bemühungen zur Umweltsanierung schätzen gelernt. Die Universität war größer als mein vorheriges College, aber meine Kontakte beschränkten sich hauptsächlich auf meinen Fachbereich und die afrikanischen Studenten. Während meiner Zeit in den USA war der Vietnamkrieg ein kontroverses Thema, und ich konnte die Motive Amerikas für diesen Krieg nicht verstehen. Der einzige persönliche Bezug zum Krieg war der Verlust eines Bekannten, der in Vietnam ums Leben kam. Als mein Studium in Pittsburgh endete, bot mir die Regierung Kenias eine Stelle als Forschungsassistentin an der University of Nairobi an. Ich arbeitete an einem Projekt zur Eindämmung der Wüstenheuschrecken und war sehr motiviert, meinen Beitrag zu leisten. Bei meiner Rückkehr nach Kenia hatte ich nicht nur eine umfangreiche akademische Bildung, sondern auch den Wunsch, den Armen zu helfen und mich um die Schwachen und Schutzlosen zu kümmern. Ich wollte an einer Universität lehren und meine Kenntnisse in Biologie weitergeben. Amerika hat mich geprägt und ich betrachte es als ein Land der Beharrlichkeit und Ernsthaftigkeit, das eine klare Vision verfolgt und unbeirrt darauf<text:s/><text:soft-page-break/>zusteuert. Frieden und Demokratie sind keine Selbstverständlichkeiten, sondern müssen immer wieder verteidigt und weiterentwickelt werden.</text:p>
      <text:p text:style-name="P45">Pages 52 to 54</text:p>
      <text:p text:style-name="P46">In dem Text geht es um die Erfahrungen der Autorin Wangari Maathai, insbesondere in Bezug auf Frieden und Demokratie. Sie beschreibt ihre Erfahrungen in Amerika und wie sie dort gut behandelt wurde, aber auch hartnäckig, erfinderisch und stark sein musste. Sie erzählt, wie sie ihren Namen änderte und sich in den USA selbstbewusster fühlte. Als sie nach Kenia zurückkehrte, wollte sie den Geist der Freiheit und Überzeugung, den sie in Amerika erlebt hatte, in ihrem Heimatland bewirken. Sie beschreibt ihre Rückkehr nach Kenia und ihre Begeisterung für die Unabhängigkeit des Landes. Sie erzählt auch von den Schwierigkeiten, die Kenia seit der Unabhängigkeit erlebt hat und dass die Verheißungen der politischen Unabhängigkeit und der Abschaffung der Rassentrennung noch nicht vollständig erfüllt wurden. Trotzdem ist sie voller Tatendrang und bereit, ihre Arbeit anzutreten. Sie beschreibt jedoch auch, wie sie von ihrem neuen Chef enttäuscht wird, der ihr mitteilt, dass die Stelle bereits besetzt sei, obwohl er ihr zuvor einen Brief geschrieben hatte.</text:p>
      <text:p text:style-name="P47">Pages 54 to 56</text:p>
      <text:p text:style-name="P48">In dem Text geht es um die Erfahrungen der Autorin in Bezug auf Frieden und Demokratie. Sie beschreibt, wie sie diskriminiert wurde, als sie sich um eine Stelle bewarb und abgelehnt wurde, weil der Professor jemanden aus seiner eigenen ethnischen Gemeinschaft bevorzugte. Sie stellt fest, dass Tribalismus und andere Formen der Korruption die Träume des kenianischen Volkes nach Unabhängigkeit zerstören können. Trotz dieser Hindernisse findet sie schließlich eine Stelle als Assistentin am Institut für Veterinäranatomie und beginnt ihre Doktorarbeit. Sie beschreibt auch das Leben in Nairobi in den 1960er Jahren und wie die Stadt damals als Zentrum der Entwicklung in Kenia galt.</text:p>
      <text:p text:style-name="P49">Pages 56 to 59</text:p>
      <text:p text:style-name="P50">Im Text wird beschrieben, wie die Autorin in ihrer Jugend im größten Slum Afrikas, Kibera, lebte. Obwohl die Infrastruktur damals schon schlecht war, gab es noch Bäume und Pflanzen. Die Autorin erinnert sich an eine Zeit, in der die Stadt sauber war und sie ohne Angst durch die Straßen gehen konnte. Sie und ihre Freundinnen genossen das Nachtleben und tanzten zu britischer und amerikanischer Musik. Hochzeiten von Freunden erinnerten sie jedoch daran, dass diese Freiheit nicht ewig währen würde. Die Autorin lernt später ihren Mann Mwangi Mathai kennen, der in den USA studiert hatte. Sie heiraten und die Autorin unterstützt ihre Familie finanziell, indem sie ein Geschäft eröffnet. Sie geht dann nach Deutschland, um ihre Doktorarbeit zu schreiben und kehrt schließlich nach Kenia zurück, um als Assistenz-Lehrbeauftragte zu arbeiten. Sie betont die Bedeutung von Anpassungsfähigkeit und das Verständnis, dass es keinen Konflikt zwischen ihrer traditionellen Kultur und dem Christentum geben muss.</text:p>
      <text:p text:style-name="P51">Pages 59 to 61</text:p>
      <text:p text:style-name="P52">In dem Text geht es um die Erfahrungen der Autorin als Ehefrau eines Politikers während der Parlamentswahlen in Kenia. Sie beschreibt, wie sie sich während dieser Zeit für ihren Mann und seine Kampagne engagiert hat, obwohl sie auch mit ihrer Arbeit und ihrer Schwangerschaft beschäftigt war. Sie erzählt von den Erwartungen, die an sie als Ehefrau eines Politikers gestellt wurden, und wie sie versuchte, sich als afrikanische Frau zu präsentieren, um keine Wahlstimmen für ihren Mann zu verlieren. Sie berichtet auch von den Besuchen von Konkurrenten und Schnüfflern, die versuchten, Informationen über ihren Mann zu sammeln. Trotzdem empfing sie alle Gäste herzlich und respektvoll und bewirtete sie persönlich. Sie beschreibt auch ihre Erfahrungen als öffentliche Person und wie sie ihre Kleidung anpassen musste, um keinen Anstoß zu erregen. Sie erwähnt auch den Tod ihres Bruders und die Ermordung eines Politikers, die das Land in Aufruhr versetzte. Trotz der Schwierigkeiten und Verluste, die sie erlebt hat, erzählt die Autorin auch von der<text:s/><text:soft-page-break/>Freude über die Geburt ihres ersten Kindes und ihren Erfolg bei der Promotion. Sie beschreibt ihre Arbeit als Dozentin und wie sie sich um ihre Studenten kümmerte.</text:p>
      <text:p text:style-name="P53">Pages 61 to 63</text:p>
      <text:p text:style-name="P54">In diesem Text geht es um die Erfahrungen der Autorin in Bezug auf Frieden und Demokratie. Sie erzählt, dass es damals unvorstellbar gewesen wäre, dass Studenten eine Stimme haben könnten. Ironischerweise war diese Art der Kommunikation später bei politischen Kampagnen sehr nützlich, da sie die Menschen ansprechen und mit ihnen diskutieren konnte, anstatt nur Vorträge zu halten. Sie freut sich immer, wenn ehemalige Studenten sagen, wie gerne sie an ihre Zeit auf dem Campus zurückdenken. Allerdings gefiel ihr an der Universität die Diskriminierung von Frauen nicht. Nach einem unerfreulichen Erlebnis mit einem Professor machte sie es sich zur Aufgabe, für die Gleichberechtigung von Frauen zu kämpfen. Sie und eine andere Frau wurden die ersten weiblichen Mitglieder des Lehrkörpers. Sie lernte eine Afroamerikanerin kennen, die ebenfalls im Fachbereich für Biochemie unterrichtete und sie wurden gute Freunde. Gemeinsam kämpften sie dafür, dass Frauen die gleichen Leistungen wie Männer erhielten. Sie gingen zur Universitätsverwaltung und beschwerten sich über die Diskriminierung. Obwohl ihre Klage abgewiesen wurde, gab die Universität letztendlich nach und behandelte sie wie männliche Honorarprofessoren. Die Arbeitsbedingungen für Frauen verbesserten sich im Laufe der Zeit. Die Autorin lernte, dass sie aufgrund ihres Geschlechts häufig diskriminiert wurde, aber sie war nicht bereit, das hinzunehmen und kämpfte für ihre Rechte. Sie erkannte, dass Frauen manchmal ihre eigenen Überzeugungen verteidigen müssen, da nicht jeder ihnen Gutes wünscht. Trotzdem erhielt sie Unterstützung von einigen Kollegen. Ihr Kampf für Gleichberechtigung beeinflusste ihre Karriere nicht negativ und sie erreichte hohe Positionen in der Universität. Allerdings erfuhr sie auch, dass sie bei der Verteidigung ihrer Rechte beharrlicher hätte sein sollen.</text:p>
      <text:p text:style-name="P55">Pages 63 to 65</text:p>
      <text:p text:style-name="P56">Die Autorin berichtet von ihrer Erfahrung als Nicht-Tierärztin, die als Institutsleiterin arbeitete. Sie erklärt, dass sie sich trotz ihrer fehlenden tiermedizinischen Ausbildung bemühen musste, von ihren Kollegen akzeptiert zu werden. Sie erzählt auch, dass viele ihrer Bekannten und Freunde sie für eine Tierärztin hielten und sie um Rat für ihre kranken Haustiere baten. Darüber hinaus beschreibt sie ihr Engagement für verschiedene zivilgesellschaftliche Organisationen, darunter das kenianische Rote Kreuz und die Kenya Association of University Women. Sie erzählt von ihrer Arbeit für das Environment Liaison Centre, das von internationalen Umweltorganisationen ins Leben gerufen wurde, um nichtstaatliche Organisationen in die Arbeit des United Nations Environment Programme einzubeziehen. Sie beschreibt auch ihre Forschung über die Gesundheit und Fruchtbarkeit des Viehs in Kenia und die Umweltzerstörung, die sie in ihrer Heimatstadt und in der Umgebung beobachtet hat. Sie betont die Bedeutung intakter Umwelt für das tägliche Überleben und ihre wachsende ökologische Bewusstsein.</text:p>
      <text:p text:style-name="P57">Pages 65 to 68</text:p>
      <text:p text:style-name="P58">Alle viele Kohlehydrate, aber relativ wenige Vitamine, Proteine und Mineralien enthalten. Das Zubereiten dieser Lebensmittel kostete weniger Energie als die Gerichte, die ich als Kind gegessen hatte, und deshalb waren sie beliebt und außerdem praktisch, denn aufgrund der Entwaldung wurde auch das Brennholz immer knapper. So verwendeten die Frauen als Brennstoff Ernteabfälle wie Maisstrünke und -häute. Der Mangel an Brennholz führte unmittelbar zu Unterernährung, besonders bei Kindern und älteren Menschen. Die Kolonialverwaltung hatte die Urwälder abgeholzt und durch Plantagen ersetzt. Nach der Unabhängigkeit wurden noch mehr Urwälder gerodet, um Platz für Tee- und Kaffeeanbau zu schaffen. Die Frauenbewegung erkannte weltweit, dass Veränderungen in den Gemeinschaften notwendig waren, und setzte sich für die Rechte und Bedürfnisse von Frauen ein. Vertreter von 133 Staaten und tausende Frauen trafen sich 1975 in Mexiko City zur ersten UN-Frauenkonferenz. Die Green Belt Bewegung wurde gegründet, um Bäume zu pflanzen und die Umwelt zu schützen. Trotz der politischen Führung zur urbanen Oberschicht gehörend, setzte sich die Green Belt Bewegung für das soziale und wirtschaftliche Wohlergehen der Mehrheit der Mitglieder ein, die in Armut auf dem Land lebten. Die Bewegung erkannte, dass Umweltzerstörung<text:s/><text:soft-page-break/>und Armut zusammenhingen und dass etwas getan werden musste. Die Gründerin hatte die Idee, Bäume zu pflanzen, um Brennholz, Baumaterial, Schatten und Nahrungsmittel bereitzustellen und die Umwelt zu heilen. Die Bewegung wuchs und blühte in den Jahren der Frauenbewegung und des Internationalen Jahres der Frau. Die Gründerin hatte die Idee, nachdem ihr Mann politische Ambitionen hatte und sie sich für die Schaffung von Arbeitsplätzen einsetzen wollte. Sie gründete ein Unternehmen, das Aufforstung betrieb und Arbeitsplätze schuf.</text:p>
      <text:p text:style-name="P59">Pages 68 to 70</text:p>
      <text:p text:style-name="P60">In dem Text geht es um die Bemühungen der Protagonistin, Bäume zu pflanzen und Umweltschutzmaßnahmen in Kenia zu fördern. Sie gründet das Projekt Envirocare, um Arbeitslose einzustellen und Bäume in Stadtteilen ohne Grünflächen zu pflanzen. Obwohl sie auf Schwierigkeiten stößt, versucht sie, das Projekt voranzutreiben, indem sie Sämlinge verkauft und an einer Konferenz teilnimmt. Nachdem Envirocare scheitert, schlägt sie vor, dass der Frauenrat Bäume pflanzen sollte, um den Bedürfnissen der Frauen auf dem Land gerecht zu werden. Sie organisiert eine Baumpflanzaktion und ehrt sieben Persönlichkeiten, die zu verschiedenen Ethnien gehören. Trotz der Herausforderungen bleibt sie ihrer Liebe zur Natur und dem Wunsch, das Land vor der Versteppung zu bewahren, treu.</text:p>
      <text:p text:style-name="P61">Pages 70 to 72</text:p>
      <text:p text:style-name="P62">Die Green Belt Movement wurde 1977 gegründet und setzt sich für Frieden und Demokratie in Kenia ein. Die Bewegung begann mit der Anpflanzung von sieben Bäumen in einem Park, der jedoch im Laufe der Zeit vernachlässigt wurde. Die Bewegung versuchte, das Projekt in verschiedenen Teilen Kenias bekannt zu machen, aber viele Projekte überlebten nicht lange. Es wurde erkannt, dass Einheimische in das Projekt einbezogen werden müssen, damit die Bäume überleben können. Es wurde auch festgestellt, dass lokale Bräuche und Traditionen berücksichtigt werden müssen, um erfolgreich zu sein. Die Bewegung wuchs schnell und erhielt Unterstützung von verschiedenen Institutionen. Es wurden Baumschulen eingerichtet, um Setzlinge heranzuziehen, und Frauen lernten, wie man Bäume pflanzt. Die Bewegung hatte das Ziel, einen Baum für jeden Einwohner Kenias zu pflanzen. Es gab jedoch finanzielle Schwierigkeiten und Konflikte mit Förstern, aber die Frauen setzten ihre Arbeit fort und wurden zu "Förstern ohne Diplom". Die Bewegung war stolz darauf, dass ihre Idee erfolgreich umgesetzt wurde, obwohl es eine große Belastung für die Gründerin war.</text:p>
      <text:p text:style-name="P63">Pages 72 to 75</text:p>
      <text:p text:style-name="P64">Das Green Belt Movement wurde von Frauen gegründet, die sich als sehr erfinderisch erwiesen und die ihnen zur Verfügung stehenden Mittel effektiv nutzten, um Setzlinge anzubauen. Sie legten Saatbeete an, füllten zerbrochene Töpfe mit Erde und bohrten Löcher in alte Töpfe, um sie als Gießkannen zu verwenden. Die Frauen wurden dazu motiviert, neue Möglichkeiten zu finden und nicht auf eine offizielle Bewertung zu warten. Sie erhielten eine kleine finanzielle Unterstützung für jeden Setzling, den sie pflanzten. Das Projekt breitete sich aus, als die Frauen andere Gemeinden dazu ermutigten, ebenfalls Bäume zu pflanzen. Die Bäume bildeten grüne Gürtel, die nicht nur das Erdreich zusammenhielten, sondern auch Schatten, Windschutz und neuen Lebensraum schufen. Trotz ihrer akademischen Bildung arbeitete die Autorin selbst mit den Frauen und wurde von ihnen akzeptiert. Sie betont die Bedeutung von Bildung für das Verständnis der Auswirkungen einer zerstörten Umwelt und fordert dazu auf, den Planeten zu schützen. Die Autorin reflektiert auch über ihre Ehe und die gesellschaftlichen Erwartungen an gebildete Frauen. Sie erkennt, dass ihr Mann sich von ihrer Bildung bedroht fühlte und dass traditionelle Geschlechterrollen in ihrer Beziehung eine Rolle spielten. Ihre Ehe brach letztendlich zusammen, aber sie hoffte, dass sie zu einem guten Gleichgewicht finden würden. Eines Tages kehrte sie nach Hause zurück und stellte fest, dass ihr Mann sie verlassen hatte. Sie fegte das Haus aus und reflektierte über ihre gemeinsame Vergangenheit.</text:p>
      <text:p text:style-name="P65">Pages 75 to 77</text:p>
      <text:soft-page-break/>
      <text:p text:style-name="P66">Im Gegenteil, er hat immer meine Unabhängigkeit und meine Karriere unterstützt. Aber das war wohl seine Art, mich zu verletzen und die Schuld auf mich zu schieben. Es war ein Schlag unter die Gürtellinie, aber ich habe gelernt, solche Angriffe nicht persönlich zu nehmen. Ich weiß, wer ich bin und was ich erreicht habe. Und das kann mir niemand nehmen. Die Scheidung war ein harter Schlag für mich, aber sie hat mir auch die Freiheit gegeben, mein eigenes Leben zu führen und meine eigene Stimme zu finden. Ich habe gelernt, dass manchmal das Ende einer Beziehung der Anfang von etwas Neuem sein kann. Und dass man in schwierigen Zeiten die Kraft finden kann, um weiterzumachen und sein eigenes Glück zu suchen. Ich habe gelernt, dass Frieden und Demokratie nicht nur in der Politik wichtig sind, sondern auch in unseren persönlichen Beziehungen. Wir müssen lernen, einander zu respektieren und zu unterstützen, auch wenn wir unterschiedliche Meinungen haben. Wir müssen lernen, Konflikte friedlich zu lösen und einander Raum zu geben, um unsere eigenen Wege zu gehen. Und wir müssen lernen, dass wir selbst Verantwortung für unser eigenes Glück und unseren eigenen Frieden tragen.</text:p>
      <text:p text:style-name="P67">Pages 77 to 79</text:p>
      <text:p text:style-name="P68">Die Autorin beschreibt in dem Text ihre Erfahrungen während ihrer Scheidung und dem anschließenden Gerichtsprozess. Sie berichtet von der öffentlichen Demütigung, der sie ausgesetzt war, und wie die Presse sie als Schuldige darstellte. Sie erzählt auch von dem Moment, in dem sie sich selbst in Schwierigkeiten brachte, indem sie im Gerichtssaal eine Frage stellte. Sie beschreibt ihre Gefühle der Betrug, Verrat und Misshandlung nach der Scheidung und wie sie ihren Namen änderte, um eine neue Identität zu schaffen. Sie berichtet auch von ihrer Inhaftierung und den Bedingungen im Gefängnis. Trotz allem bleibt sie stark und kämpft für ihre Rechte.</text:p>
      <text:p text:style-name="P69">Pages 79 to 82</text:p>
      <text:p text:style-name="P70">Trotz der finanziellen Schwierigkeiten und der Trennung von meinen Kindern war es mein Ziel, für sie zu sorgen und sicherzustellen, dass sie zur Schule gehen und genug zu essen haben. Ich hatte die Unterstützung meiner Freundin Vertistine, die selbst eine schwierige Zeit durchgemacht hatte. Sie half mir, das Tal der Scheidung zu überwinden und schützte mich vor den Kommentaren anderer. Obwohl ich finanziell kämpfte, entschied ich mich, keine Unterstützung von meinem Ex-Mann anzunehmen, da ich es wichtiger fand, meine Unabhängigkeit zu bewahren. Ich fand schließlich einen Job beim UNDP, der mir mehr finanzielle Stabilität gab. Es war eine schwierige Entscheidung, den Job anzunehmen, da ich meine Kinder zurücklassen musste, aber ich wusste, dass sie bei ihrem Vater in guten Händen waren. Ich blieb in Kontakt mit ihnen und freute mich zu hören, dass er sich gut um sie kümmerte. Heute bin ich dankbar, dass meine Kinder die Scheidung gut überstanden haben und dass sie eine gute Beziehung zu ihrem Vater haben.</text:p>
      <text:p text:style-name="P71">Pages 82 to 84</text:p>
      <text:p text:style-name="P72">Viele Kinder aus zerbrochenen Familien haben als Erwachsene eine besondere innere Kraft, wenn ihre Eltern ihnen helfen und sie beschützen können. Trotz allem, was zwischen Mwangi und mir vorgefallen ist, freue ich mich sehr, dass unsere Kinder zu uns beiden ein gutes Verhältnis haben. Etwa zu der Zeit, als die Kinder mehr oder minder dauerhaft zu mir zurückzogen, geriet ich in ernsthafte Schwierigkeiten mit der Regierung. Ich unterstützte sie dabei, denn ich wollte, dass sie dieselben Erfahrungen machten wie ich und eine andere Welt kennen lernten. Manchmal frage ich mich, ob es für sie nicht vielleicht besser gewesen wäre, den täglichen Kampf ihrer Mutter mitzuerleben und sich nicht aus der Ferne sorgen zu müssen, ob es mir gut ginge. Aber ich wusste auch, sollte mir etwas passieren, würden sie in den Vereinigten Staaten leichter zurechtkommen als in Kenia. Ich glaube, heute verstehen meine Kinder den Kampf, den ich damals führte, und wissen auch, dass man nie seine Selbstachtung und Würde verlieren darf. Die späten Siebziger und frühen Achtziger waren hektische Jahre für mich. Alle zogen und zerrten an mir, und ich wollte ihnen allen gerecht werden. Unter den Fittichen des Frauenrats gewann die Green Belt Movement immer mehr an Fahrt, und entsprechend wurden ihre Aktivitäten in der landesweiten Presse positiv erwähnt. Auch im Ausland erregten wir allmählich Aufmerksamkeit, eine Gruppe dänischer Schulkinde r sammelte Spenden für unsere Arbeit. Die Green Belt Movement galt als eine der erfolgreichsten Unternehmungen des NCWK. Beflügelt vom Zuspruch meiner Kolleginnen bewarb ich mich 1979 um<text:s/><text:soft-page-break/>den Posten der NCWK-Vorsitzenden und verlor die Wahl mit drei Stimmen. Es war eine Wahl mit starken ethnischen Untertönen. Viele Kenianer, wie auch der neue Präsident Daniel arap Moi, ein Kalenjin, wollten den angeblich großen Einfluss der Kikuyu im Land eindämmen. Anders kann ich mir nicht erklären, warum die Organisationen des Frauenrats mich nicht zur Vorsitzenden, sondern zur stellvertretenden Vorsitzenden wählten. 1980 bewarb ich mich erneut um das Amt der Vorsitzenden, und wieder kam es unter den Mitgliedern des NCWK zu beträchtlichen Flügelkämpfen. Dieses Mal war ich nicht nur wegen meiner ethnischen Herkunft umstritten, offenbar wollte auch die Regierung bei der Wahl ein Wort mitreden, und zwar insbesondere durch die Organisation Maendeleo Ya Wanawake. Da wurde mir klar, dass ich in einem politischen Netz verstrickt war, obwohl ich immer geglaubt hatte, mit Politik nichts zu tun zu haben. Präsident Moi trat nach dem Tod des amtierenden Präsidenten Kenyatta im Alter von sechsundachtzig Jahren seine Nachfolge an. Viele gesellschaftlich einflussreiche Gruppierungen in Kenia begrüßten diese Entscheidung, auch der NCWK, der dem Präsidenten zu seiner Wahl gratulierte. Es gibt sogar ein Foto, auf dem ich ihm die Hand reiche. Sobald Präsident Moi das Amt übernommen hatte, setzte er alles daran, seine Macht zu konsolidieren, unter anderem auch, indem er NGOs mit ins Boot nahm. Meine Bildung diskreditierte mich in den Augen der Regierung als NCWK-Vorsitzende. Die meisten Frauen, die gesellschaftlich einflussreiche Positionen einnahmen, taten dies aufgrund des Ansehens ihres Mannes und nicht, weil sie selbst gebildet oder erfolgreich waren. Außerdem war die gesellschaftliche Elite in Kenia relativ klein, jeder kannte jeden. Trotz meiner Ehe mit Mwangi und meiner Dozentenstelle gehörte ich nicht zu dieser Elite. Ich fand diesen Widerstand gegen meine Kandidatur spannend. Unsere Weigerung, Fähigkeiten und Leistung anzuerkennen und zu belohnen, ist einer der Gründe, warum die Entwicklung in Kenia nach wie vor stockt. Im Lauf der Jahre lernte ich, dass dies zu den Spielchen gehört, die in der Politik gespielt werden. Die Fraktionen, die sich gegen meine Kandidatur aussprachen, hatten allerdings ein Problem: Sie und ihre Frontleute konnten nicht offen zugeben, dass die Regierung den NCWK kontrollieren und deshalb ihre eigene Kandidatin aufstellen wollte. Der Grund, den sie nannten und für triftig erachteten, traf wohl eher den Kern der Sache: Ich dürfe nicht Vorsitzende einer nationalen Frauenorganisation werden, weil ich geschieden und damit den Kenianerinnen kein gutes Vorbild war. Dass ich 1979, im Jahr der Scheidung, zur Vize-Vorsitzenden gewählt worden war, ohne dass mein Familienstand eine Rolle gespielt hätte, wurde geflissentlich vergessen. Einige Frauen im NCWK legten mir</text:p>
      <text:p text:style-name="P73">Pages 84 to 86</text:p>
      <text:p text:style-name="P74">Mir wurde das gesamte Guthaben des NCWK abgezogen, wodurch der Frauenrat praktisch mittellos zurückblieb. Die Kontroverse um meine Wahl erregte die Aufmerksamkeit der Medien. Einige unterstützten mich, während diejenigen, die auf der Seite der Regierung standen, sich natürlich gegen mich aussprachen. Ich wurde ohne Gegenstimme zur Vorsitzenden gewählt. Die Regierung missachtete den NCWK nach Kräften und unterstützte stattdessen Maendeleo Ya Wanawake. Später änderte Maendeleo Ya Wanawake seine Satzung und wurde zum "Frauenflügel" der Regierungspartei KANU. Der Frauenrat und die Green Belt Movement kämpften ums Überleben. Als ich mich um einen Parlamentssitz bewarb, wurde meine Kandidatur aus angeblich technischen Gründen untersagt. Ich kämpfte vor Gericht, wurde jedoch von der Kandidatur ausgeschlossen. Ich verlor meine Stelle an der Universität und hatte keinerlei Ansprüche. Nachdem ich den Friedensnobelpreis bekommen hatte, verlieh mir die Universität, an der ich gelehrt hatte, die Ehrendoktorwürde.</text:p>
      <text:p text:style-name="P75">Pages 86 to 89</text:p>
      <text:p text:style-name="P76">Die Textpassage handelt von den persönlichen Erfahrungen der Autorin Wangari Maathai in Bezug auf Frieden und Demokratie. Sie beschreibt, wie sie von Beamten aufgefordert wurde, ihr Haus zu verlassen, da es nur dem Lehrpersonal zur Verfügung gestellt wurde. Obwohl sie einen Gerichtstermin hatte, bestanden die Beamten darauf, dass sie das Haus verließ. Am Montag wurde sie dann tatsächlich aus ihrem Haus vertrieben und stand vor der Frage, was sie nun mit ihrem Leben anfangen sollte. Sie hatte keine Arbeit, kein Gehalt, keine Pension und kaum Ersparnisse. Trotzdem ließ sie sich nicht entmutigen und suchte nach einer bezahlbaren Wohnung. Sie fand schließlich ein Haus, das nur für ein halbes Jahr zu vermieten war, und zog dort ein. Später zog sie in ein kleines Haus, das sie gekauft hatte. Obwohl sie vorher eine schwere Zeit durchmachte, gab sie nicht auf und fand neue Hoffnung in der Green Belt Movement, einer Organisation, für die sie sich engagierte. Sie<text:s/><text:soft-page-break/>erkannte, dass sie das Richtige tun musste, unabhängig von der gängigen Meinung, und dass sie ihre Arbeit der kenianischen Presse schmackhaft machen musste, um Unterstützung zu erhalten. Sie gründete einen Dachverband für Organisationen, die sich mit erneuerbarer Energie beschäftigen, und organisierte eine Solidaritätsmarsch. Durch ihre Aktivitäten erlangte sie internationale Bekanntheit und erhielt schließlich finanzielle Unterstützung von einem UN-Fonds. Sie wurde von Vertretern der norwegischen Forstgesellschaft besucht, die mehr über ihre Aktivitäten erfahren wollten. Trotz der Rückschläge und Herausforderungen, mit denen sie konfrontiert war, gab Wangari Maathai nicht auf und kämpfte weiter für Frieden, Demokratie und Umweltschutz.</text:p>
      <text:p text:style-name="P77">Pages 89 to 91</text:p>
      <text:p text:style-name="P78">Margaret Snyder, Gründerin der Green Belt Movement, erzählt in diesem Text von ihrer Zusammenarbeit mit Wilhelm, einem Vertreter der norwegischen Forstgesellschaft. Wilhelm war von der Arbeit der Green Belt Movement beeindruckt und schlug eine Partnerschaft zwischen den beiden Organisationen vor. Da Margaret zu dieser Zeit arbeitslos war, bot Wilhelm ihr die Stelle als Koordinatorin an. Margaret nahm das Angebot an und begann, die Green Belt Movement zu stärken und auszubauen. Mit finanzieller Unterstützung des UN Voluntary Fund for Women konnte sie Mitarbeiter einstellen und ihre Arbeit intensivieren. Die Green Belt Movement erhielt auch Gelder von der norwegischen Forstgesellschaft und der NORAD, was es ihr ermöglichte, Projekte in verschiedenen Gemeinden durchzuführen. Margaret entwickelte neue Strategien, um die Effektivität der Green Belt Movement zu steigern, wie zum Beispiel das Anlegen von Baumschulen in den Dörfern und die Einstellung von Baumschulhütern. Die Arbeit der Green Belt Movement wurde erfolgreich und führte zur Pflanzung von Millionen von Setzlingen und zur Mobilisierung von Tausenden von Frauen.</text:p>
      <text:p text:style-name="P79">Pages 91 to 93</text:p>
      <text:p text:style-name="P80">Die Green Belt Movement, eine kenianische Graswurzelbewegung, wurde zunächst als Frauenorganisation wahrgenommen, aber es stellte sich heraus, dass auch Männer daran beteiligt waren. Im Laufe der Jahre stellte sich jedoch heraus, dass viele von ihnen unehrlich waren und die Zahlen der gepflanzten Setzlinge und überlebenden Bäume manipulierten. Dies führte zu der Erkenntnis, dass Betrug nicht nur in der Graswurzelbewegung, sondern auch in höheren Ebenen der Regierung und der Gesellschaft stattfand. Die Green Belt Movement begann, sich mit den Ursachen der Probleme in der kenianischen Gesellschaft auseinanderzusetzen und die Menschen dazu zu ermutigen, Verantwortung für ihre eigenen Probleme zu übernehmen. Sie organisierten Seminare, bei denen die Gemeinschaften ihre Probleme benennen konnten und ermutigten sie, sich aktiv für ihre Überzeugungen einzusetzen. Die Regierung wurde für einige der Probleme verantwortlich gemacht, aber auch die Bürger selbst wurden aufgefordert, etwas zu ändern. Die Green Belt Movement entwickelte sich zu einer Bewegung, die nicht nur Bäume pflanzte, sondern auch Ideen pflanzte und Seminare zur zivilgesellschaftlichen und umweltpolitischen Bildung abhielt. Die Bewegung erkannte auch die Bedeutung der Kultur für ihre Ziele und integrierte das Thema in ihre Seminare. Durch ihre Arbeit konnte die Green Belt Movement eine bedeutende Anzahl von Bäumen pflanzen und die Lebensqualität der Gemeinschaften verbessern. Bei der dritten Weltfrauenkonferenz in Nairobi wurde die Green Belt Movement jedoch von der Regierung vernachlässigt und abseits der offiziellen Veranstaltungsorte platziert. Trotzdem gelang es ihnen, Aufmerksamkeit auf ihre Arbeit zu lenken und Unterstützung von internationalen Organisationen und Schriftstellern wie Terry Tempest Williams zu erhalten. Die Green Belt Movement setzte sich auch auf internationaler Ebene für Umweltschutz und Frauenrechte ein und nahm an Workshops und Diskussionen teil.</text:p>
      <text:p text:style-name="P81">Pages 93 to 95</text:p>
      <text:p text:style-name="P82">Bei der Konferenz in Nairobi lernte die Autorin Helvi Sipilä kennen, die erste stellvertretende Generalsekretärin der Vereinten Nationen. Sie erklärte ihr, wie das Green Belt Movement Frauen in Kenia mobilisierte, um Setzlinge aufzuziehen, grüne Gürtel zu pflanzen und ihnen ein Einkommen zu ermöglichen. Helvi lud die Autorin nach Finnland ein, um das Frauennetzwerk kennenzulernen und das finnische Nationalkomitee für UNIFEM zu unterstützen. Mit finanzieller Unterstützung des UNEP<text:s/><text:soft-page-break/>wurde die Arbeit des Green Belt Movement auf andere afrikanische Länder ausgedehnt. Es wurden Workshops und Ausbildungskurse angeboten, die zur Gründung des Pan-African Green Belt Network führten. Die Arbeit des Green Belt Movement wurde durch Auszeichnungen und Medieninteresse sowohl im In- als auch im Ausland gewürdigt. Die wachsende internationale Anerkennung schützte die Organisation teilweise vor Kritik und Bedrohungen der kenianischen Regierung. Die Regierung versuchte, die Green Belt Movement zu spalten, um ihre Unterstützung zu reduzieren, aber die Organisation überlebte und behielt ihr Büro im Hauptquartier des NCWK. Die Green Belt Movement geriet zunehmend unter Beschuss, als sie begann, die Ursachen für das Verschwinden der Bäume und die Notwendigkeit, sich für Rechte einzusetzen, zu erklären. Die Regierung versuchte, die Aktivitäten der Organisation einzuschränken, aber die Frauen ließen sich nicht davon abhalten, Bäume zu pflanzen. Die Autorin musste sich mit der wachsenden Korruption und Repression in Kenia auseinandersetzen, während das Regime die Demokratie und die Bedürfnisse der Bevölkerung missachtete. Trotzdem setzte sich das Green Belt Movement weiterhin für die Umwelt und die Rechte der Frauen ein.</text:p>
      <text:p text:style-name="P83">Pages 95 to 98</text:p>
      <text:p text:style-name="P84">Kenia war zu einer Diktatur geworden, in der ein "starker Mann" regierte und seine Macht mit eiserner Faust verteidigte. Die demokratischen Freiheiten wurden eingeschränkt und es gab Machtmissbrauch in der Regierung. Der Mord an J. M. Kariuki, einem Parlamentsabgeordneten, der den Machtmissbrauch öffentlich angeprangert hatte, löste Studentendemonstrationen aus. Präsident Moi, der 1978 an die Macht kam, ließ politische Gefangene frei, aber die Hoffnungen auf mehr Freiheit zerschlugen sich schnell. Kenia wurde offiziell zu einem Einparteienstaat erklärt und Regimegegner wurden bedroht und eingeschüchtert. Die Sicherheitskräfte gingen gewaltsam gegen Demonstrationen vor und es kam zu ethnischen Konflikten. Die Wahlen von 1988 waren stark manipuliert und die Unabhängigkeit der Justiz wurde weiter beschnitten. Die Presse wurde schikaniert und eingeschüchtert. Trotzdem kämpfte das Green Belt Movement für demokratische Reformen und politische Freiheit. Der Uhuru Park, eine wichtige Erholungsfläche in Nairobi, sollte einem Hochhausprojekt weichen.</text:p>
      <text:p text:style-name="P85">Pages 98 to 100</text:p>
      <text:p text:style-name="P86">Diese Argumente waren jedoch oberflächlich und ignorierten die tatsächlichen Auswirkungen des Projekts auf den Park und die Umwelt. Meine Bemühungen, die Behörden zur Rechenschaft zu ziehen und die Öffentlichkeit auf die Probleme aufmerksam zu machen, führten zu einer Debatte im ganzen Land. Trotz der fehlenden direkten Antwort der Regierung gab es eine wachsende Unterstützung für den Erhalt des Parks und eine Ablehnung des geplanten Hochhauses. Es wurde deutlich, dass die Menschen in Kenia sich nach Frieden, Demokratie und einer verantwortungsvollen Regierung sehnten, die ihre Bedenken ernst nahm und im Einklang mit dem Gemeinwohl handelte.</text:p>
      <text:p text:style-name="P87">Pages 100 to 102</text:p>
      <text:p text:style-name="P88">In diesem Text geht es um den Kampf der Autorin, Wangari Maathai, für den Erhalt des Uhuru Parks in Kenia. Die Regierung plant dort den Bau eines Hochhauses, was Maathai nicht hinnehmen möchte. Sie schreibt Briefe an die Regierung und den britischen Hochkommissar, um gegen das Bauprojekt zu protestieren. Die Regierung reagiert darauf mit Angriffen und Verleumdungen gegen Maathai. Im Parlament wird über sie diskutiert und sie wird öffentlich angeprangert. Maathai lässt sich jedoch nicht einschüchtern und kämpft weiter für den Park. Sie bekommt Unterstützung von der Bevölkerung und verschiedenen Berufsverbänden. Viele Menschen schreiben Briefe an Zeitungen und Magazine, um ihre Meinung zu äußern und Maathais Einsatz zu unterstützen. Sie sehen den Kampf um den Park auch als Kampf für Demokratie und gegen die Ignoranz der Politiker. Maathai schreibt auch an den Präsidenten und bittet ihn, den Bau des Komplexes zu stoppen. Sie erhält jedoch keine Antwort. Die Diskussion um den Park wird immer lauter und die Bevölkerung setzt sich für den Erhalt des Parks ein. Sie beschreiben die negativen Auswirkungen des Bauprojekts und verbinden den Kampf um den Park mit dem Kampf für Demokratie und Respekt für die Meinungen der Bürger.</text:p>
      <text:p text:style-name="P89">Page 102</text:p>
      <text:soft-page-break/>
      <text:p text:style-name="P90">Trotz der negativen Aufmerksamkeit und den persönlichen Konsequenzen blieb ich standhaft und kämpfte weiter für Frieden und Demokratie. Ich wusste, dass es nicht einfach sein würde und dass Veränderungen Zeit brauchen, aber ich ließ mich nicht entmutigen. Ich war überzeugt, dass ich durch meine Beharrlichkeit und meine Überzeugungskraft etwas Großes bewirken konnte. Es war eine Herausforderung, aber ich war bereit, sie anzunehmen, um eine bessere Zukunft für mein Land und die Menschen zu erreich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__Outfit_62d168" svg:font-family="__Outfit_62d16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ashboard_page_pagerangetitle__km7en" style:display-name="dashboard_page_pagerangetitle__km7en"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5T16:44:00Z</meta:creation-date>
    <dc:date>2023-11-25T16:44:00Z</dc:date>
    <meta:template xlink:href="Normal" xlink:type="simple"/>
    <meta:editing-cycles>1</meta:editing-cycles>
    <meta:editing-duration>PT0S</meta:editing-duration>
    <meta:document-statistic meta:page-count="15" meta:paragraph-count="123" meta:word-count="8502" meta:character-count="61946" meta:row-count="446" meta:non-whitespace-character-count="53567"/>
  </office:meta>
</office:document-meta>
</file>